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 svg:font-family="'Lohit Hindi'" style:font-family-generic="roman"/>
    <style:font-face style:name="OpenSymbol" svg:font-family="OpenSymbol, 'Arial Unicode MS'" style:font-family-generic="roman"/>
    <style:font-face style:name="WenQuanYi Micro Hei" svg:font-family="'WenQuanYi Micro Hei'"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erif" officeooo:paragraph-rsid="003283b6"/>
    </style:style>
    <style:style style:name="P2" style:family="paragraph" style:parent-style-name="Standard">
      <style:paragraph-properties fo:text-align="justify" style:justify-single-word="false"/>
      <style:text-properties style:font-name="DejaVu Serif" officeooo:rsid="0030a63f" officeooo:paragraph-rsid="003283b6"/>
    </style:style>
    <style:style style:name="P3" style:family="paragraph" style:parent-style-name="Standard" style:list-style-name="L1">
      <style:paragraph-properties fo:text-align="justify" style:justify-single-word="false"/>
      <style:text-properties style:font-name="DejaVu Serif" officeooo:paragraph-rsid="002c7452"/>
    </style:style>
    <style:style style:name="P4" style:family="paragraph" style:parent-style-name="Standard" style:list-style-name="L1">
      <style:paragraph-properties fo:text-align="justify" style:justify-single-word="false"/>
      <style:text-properties style:font-name="DejaVu Serif" officeooo:rsid="00210413" officeooo:paragraph-rsid="003baa0a"/>
    </style:style>
    <style:style style:name="P5" style:family="paragraph" style:parent-style-name="Standard">
      <style:paragraph-properties fo:text-align="justify" style:justify-single-word="false"/>
      <style:text-properties style:font-name="DejaVu Serif" fo:language="fr" fo:country="FR" fo:font-weight="bold" officeooo:rsid="002c7452" officeooo:paragraph-rsid="002c7452" style:font-weight-asian="bold" style:font-weight-complex="bold"/>
    </style:style>
    <style:style style:name="P6" style:family="paragraph" style:parent-style-name="Standard">
      <style:paragraph-properties fo:text-align="justify" style:justify-single-word="false"/>
      <style:text-properties style:font-name="DejaVu Serif" officeooo:rsid="003df7d2" officeooo:paragraph-rsid="003df7d2"/>
    </style:style>
    <style:style style:name="T1" style:family="text">
      <style:text-properties fo:font-weight="bold" officeooo:rsid="001f2a3b"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2a3b" style:font-weight-asian="normal" style:font-weight-complex="normal"/>
    </style:style>
    <style:style style:name="T4" style:family="text">
      <style:text-properties fo:font-weight="normal" officeooo:rsid="00401fce" style:font-weight-asian="normal" style:font-weight-complex="normal"/>
    </style:style>
    <style:style style:name="T5" style:family="text">
      <style:text-properties officeooo:rsid="00210413"/>
    </style:style>
    <style:style style:name="T6" style:family="text">
      <style:text-properties fo:color="#010000" fo:font-weight="bold" officeooo:rsid="00210413" style:font-weight-asian="bold"/>
    </style:style>
    <style:style style:name="T7" style:family="text">
      <style:text-properties fo:color="#010000" officeooo:rsid="00210413"/>
    </style:style>
    <style:style style:name="T8" style:family="text">
      <style:text-properties fo:color="#010000" fo:font-weight="normal" officeooo:rsid="00210413" style:font-weight-asian="normal" style:font-weight-complex="normal"/>
    </style:style>
    <style:style style:name="T9" style:family="text">
      <style:text-properties fo:color="#010000" fo:font-weight="normal" officeooo:rsid="003283b6" style:font-weight-asian="normal" style:font-weight-complex="normal"/>
    </style:style>
    <style:style style:name="T10" style:family="text">
      <style:text-properties fo:color="#010000" fo:font-weight="normal" officeooo:rsid="003df7d2" style:font-weight-asian="normal" style:font-weight-complex="normal"/>
    </style:style>
    <style:style style:name="T11" style:family="text">
      <style:text-properties fo:color="#010000" officeooo:rsid="00316bed"/>
    </style:style>
    <style:style style:name="T12" style:family="text">
      <style:text-properties fo:color="#010000" officeooo:rsid="003283b6"/>
    </style:style>
    <style:style style:name="T13" style:family="text">
      <style:text-properties fo:color="#010000" officeooo:rsid="0030a63f"/>
    </style:style>
    <style:style style:name="T14" style:family="text">
      <style:text-properties fo:color="#010000" officeooo:rsid="00329842"/>
    </style:style>
    <style:style style:name="T15" style:family="text">
      <style:text-properties fo:color="#010000" officeooo:rsid="00346a89"/>
    </style:style>
    <style:style style:name="T16" style:family="text">
      <style:text-properties fo:color="#010000" officeooo:rsid="0037e524"/>
    </style:style>
    <style:style style:name="T17" style:family="text">
      <style:text-properties fo:color="#010000" officeooo:rsid="003db6aa"/>
    </style:style>
    <style:style style:name="T18" style:family="text">
      <style:text-properties fo:color="#010000" officeooo:rsid="003df7d2"/>
    </style:style>
    <style:style style:name="T19" style:family="text">
      <style:text-properties fo:color="#010000" officeooo:rsid="003e95b1"/>
    </style:style>
    <style:style style:name="T20" style:family="text">
      <style:text-properties officeooo:rsid="0036d3b8"/>
    </style:style>
    <style:style style:name="T21" style:family="text">
      <style:text-properties officeooo:rsid="003df7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n sujet,intitulé “<text:span text:style-name="T1">Modélisation, Simulation multi-niveau pour l'optimisation de politiques de vaccination”</text:span><text:span text:style-name="T3">, </text:span><text:span text:style-name="T2">a pour but de résoudre les deux problèmes suivant</text:span><text:span text:style-name="T4">s</text:span><text:span text:style-name="T2">:</text:span></text:p>
      <text:p text:style-name="P6"><text:span text:style-name="T2"/></text:p>
      <text:list xml:id="list1110373248505300015" text:style-name="L1">
        <text:list-item>
          <text:p text:style-name="P4">La première difficulté<text:span text:style-name="T21">e est portée</text:span> sur le contexte d' épidémiologie. <text:span text:style-name="T21">Le </text:span>grippe aviaire, <text:span text:style-name="T21">le </text:span>grippe porcine, <text:span text:style-name="T21">la rougeole</text:span>, <text:span text:style-name="T21">le </text:span>tremblement de terre etc révèlent d’importants risques environnementaux. La propagation rapide d<text:span text:style-name="T20">es maladies infectieuses </text:span>illustre combien il est important de pouvoir anticiper les phénomènes épidémiologiques pour mieux les gérer lorsqu’ils surviennent. Dans ce contexte, il est nécessaire d'avoir un outil qui nous permet de comprendre l’émergence de ces phénomènes et leur propagation sur un territoire, afin de mieux gérer les situations de crise.</text:p>
          <text:p text:style-name="P4"><text:s/></text:p>
        </text:list-item>
        <text:list-item>
          <text:p text:style-name="P3"><text:span text:style-name="T5">La deuxième difficultée est portée sur la politique de vaccination courrante. Cette politique, malgrés qu'elle est la plus ancienne, elle est la plus utilisée. Appelée aussi la politique "de masse" et qui consiste à vacciner le maximum d'enfants avant un certain âge. Cette politique est tout à fait inefficace parce qu'on ne peut pas vacciner tout le monde avant un certain âge. Cette politique est aussi coûteuse et strictement impossible à mettre en œuvre dans les pays pauvres, notamment en Afrique parceque tous les vaccins ne sont pas gratuites. Donc, nous pouvons conclut que la politique de vaccination courrante rencontre des difficultés à la fois financières et logistiques. De plus, quand les gouverneurs décident à mettre en oeuvre un programme de vaccination pour leurs pays. Il est évident qu'il sera le seul programme à déployé.</text:span></text:p>
          <text:p text:style-name="P3"/>
        </text:list-item>
      </text:list>
      <text:p text:style-name="P5">Solution :</text:p>
      <text:p text:style-name="P1"><text:span text:style-name="T5">Alors, dans cette thèse, nous proposons </text:span><text:span text:style-name="T7">un </text:span><text:span text:style-name="T8">algorithme</text:span><text:span text:style-name="T7"> pour l'optimisation des </text:span><text:span text:style-name="T8">politiques</text:span><text:span text:style-name="T7"> de vaccinations </text:span><text:span text:style-name="T18">les </text:span><text:span text:style-name="T16">moins chère</text:span><text:span text:style-name="T18">s</text:span><text:span text:style-name="T16"> et </text:span><text:span text:style-name="T18">les </text:span><text:span text:style-name="T16">plus efficace</text:span><text:span text:style-name="T18">s</text:span><text:span text:style-name="T16">. Tout </text:span><text:span text:style-name="T12"><text:s/>d'abord, </text:span><text:span text:style-name="T18">nous</text:span><text:span text:style-name="T12"> utilis</text:span><text:span text:style-name="T18">ons</text:span><text:span text:style-name="T12"> des modèles épidémiologiques pour faire des simulations <text:s/></text:span><text:span text:style-name="T8">stochastiques et spatiales. </text:span><text:span text:style-name="T10">Puis</text:span><text:span text:style-name="T13">, </text:span><text:span text:style-name="T18">nous</text:span><text:span text:style-name="T13"> propos</text:span><text:span text:style-name="T18">ons</text:span><text:span text:style-name="T13"> des politiques de vaccination alternatives efficaces, </text:span><text:span text:style-name="T18">b</text:span><text:span text:style-name="T13">asées sur des critères d'optimisation. Une des politiques proposées est la politique "par pulsation" qui consiste à vacciner </text:span><text:span text:style-name="T18">dans des</text:span><text:span text:style-name="T13"> intervalles de temps réguliers une certaine proportion</text:span><text:span text:style-name="T18">s</text:span><text:span text:style-name="T13"> de la population. </text:span><text:span text:style-name="T11">Ensuite, </text:span><text:span text:style-name="T18">nous</text:span><text:span text:style-name="T12"> u</text:span><text:span text:style-name="T11">tilis</text:span><text:span text:style-name="T18">ons</text:span><text:span text:style-name="T11"> un algorithme d'apprentissage par renforcement </text:span><text:span text:style-name="T18">testé sur</text:span><text:span text:style-name="T11"> une structure de population donnée, afin de diminuer au maximum l'incidence globale ou augmenter au maximum la probabilité d'éradication globale. </text:span></text:p>
      <text:p text:style-name="P2"><text:span text:style-name="T12">E</text:span><text:span text:style-name="T14">n fin</text:span><text:span text:style-name="T7">, </text:span><text:span text:style-name="T18">nous c</text:span><text:span text:style-name="T19">onstruisons</text:span><text:span text:style-name="T15"> </text:span><text:span text:style-name="T7">un </text:span><text:span text:style-name="T8">outil</text:span><text:span text:style-name="T7"> informatique d'aide à la décision des politiques de vaccination </text:span><text:span text:style-name="T19">qui sera utile</text:span><text:span text:style-name="T7"> p</text:span><text:span text:style-name="T19">our</text:span><text:span text:style-name="T7"> les professionnels de san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 svg:font-family="'Lohit Hindi'" style:font-family-generic="roman"/>
    <style:font-face style:name="OpenSymbol" svg:font-family="OpenSymbol, 'Arial Unicode MS'" style:font-family-generic="roman"/>
    <style:font-face style:name="WenQuanYi Micro Hei" svg:font-family="'WenQuanYi Micro Hei'"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0661in" fo:margin-right="0in" fo:margin-top="0.0756in" fo:margin-bottom="0in" style:contextual-spacing="false" fo:text-align="start" style:justify-single-word="false" fo:orphans="2" fo:widows="2" fo:text-indent="-0.0661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9999" style:text-outline="false" style:text-line-through-style="none" style:text-line-through-type="none" style:font-name="WenQuanYi Micro Hei" fo:font-family="'WenQuanYi Micro Hei'" style:font-family-generic="roman" fo:font-size="124pt" fo:font-style="normal" fo:text-shadow="none" style:text-underline-style="none" fo:font-weight="normal" style:letter-kerning="true" style:font-name-asian="DejaVu Sans" style:font-family-asian="'DejaVu Sans'" style:font-family-generic-asian="system" style:font-pitch-asian="variable" style:font-size-asian="1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1429in" fo:margin-right="0in" fo:margin-top="0.0709in" fo:margin-bottom="0in" style:contextual-spacing="false" fo:text-align="start" style:justify-single-word="false" fo:text-indent="-0.0547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9999" style:text-outline="false" style:text-line-through-style="none" style:text-line-through-type="none" style:font-name="WenQuanYi Micro Hei" fo:font-family="'WenQuanYi Micro Hei'" style:font-family-generic="roman" fo:font-size="116pt" fo:font-style="normal" fo:text-shadow="none" style:text-underline-style="none" fo:font-weight="normal" style:letter-kerning="true" style:font-size-asian="11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2201in" fo:margin-right="0in" fo:margin-top="0.0654in" fo:margin-bottom="0in" style:contextual-spacing="false" fo:text-align="start" style:justify-single-word="false" fo:text-indent="-0.0437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9999" style:text-outline="false" style:text-line-through-style="none" style:text-line-through-type="none" style:font-name="WenQuanYi Micro Hei" fo:font-family="'WenQuanYi Micro Hei'" style:font-family-generic="roman" fo:font-size="107pt" fo:font-style="normal" fo:text-shadow="none" style:text-underline-style="none" fo:font-weight="normal" style:letter-kerning="true" style:font-size-asian="107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3083in" fo:margin-right="0in" fo:margin-top="0.0543in" fo:margin-bottom="0in" style:contextual-spacing="false" fo:text-align="start" style:justify-single-word="false" fo:text-indent="-0.0437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336699" style:text-outline="false" style:text-line-through-style="none" style:text-line-through-type="none" style:font-name="WenQuanYi Micro Hei" fo:font-family="'WenQuanYi Micro Hei'" style:font-family-generic="roman" fo:font-size="213pt" fo:font-style="normal" fo:text-shadow="none" style:text-underline-style="none" fo:font-weight="bold" style:letter-kerning="true" style:font-name-asian="DejaVu Sans" style:font-family-asian="'DejaVu Sans'" style:font-family-generic-asian="system" style:font-pitch-asian="variable" style:font-size-asian="213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4307in" fo:margin-bottom="0in" style: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9999" style:text-outline="false" style:text-line-through-style="none" style:text-line-through-type="none" style:font-name="WenQuanYi Micro Hei" fo:font-family="'WenQuanYi Micro Hei'" style:font-family-generic="roman" fo:font-size="124pt" fo:font-style="normal" fo:text-shadow="none" style:text-underline-style="none" fo:font-weight="normal" style:letter-kerning="true" style:font-name-asian="DejaVu Sans" style:font-family-asian="'DejaVu Sans'" style:font-family-generic-asian="system" style:font-pitch-asian="variable" style:font-size-asian="1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27:48.022834901</meta:creation-date>
    <dc:date>2015-04-13T18:44:44.186203946</dc:date>
    <meta:editing-duration>PT3H56M15S</meta:editing-duration>
    <meta:editing-cycles>35</meta:editing-cycles>
    <meta:generator>LibreOffice/4.2.7.2$Linux_X86_64 LibreOffice_project/420m0$Build-2</meta:generator>
    <meta:print-date>2015-04-13T17:49:06.518533273</meta:print-date>
    <meta:document-statistic meta:table-count="0" meta:image-count="0" meta:object-count="0" meta:page-count="1" meta:paragraph-count="8" meta:word-count="370" meta:character-count="2508" meta:non-whitespace-character-count="2144"/>
  </office:meta>
</office:document-meta>
</file>